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6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7.195cm"/>
    </style:style>
    <style:style style:name="co5" style:family="table-column">
      <style:table-column-properties fo:break-before="auto" style:column-width="9.8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76cm" fo:break-before="auto" style:use-optimal-row-height="false"/>
    </style:style>
    <style:style style:name="ro2" style:family="table-row">
      <style:table-row-properties style:row-height="1.8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272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1.656cm" fo:break-before="auto" style:use-optimal-row-height="true"/>
    </style:style>
    <style:style style:name="ro8" style:family="table-row">
      <style:table-row-properties style:row-height="2.06cm" fo:break-before="auto" style:use-optimal-row-height="true"/>
    </style:style>
    <style:style style:name="ro9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asian="11pt" style:font-size-complex="11pt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6" office:value-type="string" calcext:value-type="string" table:number-columns-spanned="5" table:number-rows-spanned="1">
            <text:p>Login to a registered Gmail account – Test Cases</text:p>
          </table:table-cell>
          <table:covered-table-cell table:number-columns-repeated="4" table:style-name="ce8"/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5" table:number-rows-spanned="1">
            <text:p><text:span text:style-name="T1">Preconditions: Sign in page (</text:span><text:span text:style-name="T1"><text:a xlink:href="https://accounts.google.com/v3/signin/identifier?dsh=S872774785%3A1682970455114126&amp;hl=en-GB&amp;ifkv=Af_xneH1tuJXBtxp7yqmCWWTF841RlVtWHzrkOpP-R5QDIEYNv5qzXQ3tJguwzpLUlBQL9-AGNAO&amp;flowName=GlifWebSignIn&amp;flowEntry=ServiceLogin" xlink:type="simple">LoginPage</text:a></text:span><text:span text:style-name="T2">) is opened</text:span></text:p>
          </table:table-cell>
          <table:covered-table-cell table:number-columns-repeated="4" table:style-name="ce8"/>
          <table:table-cell table:number-columns-repeated="1019"/>
        </table:table-row>
        <table:table-row table:style-name="ro3">
          <table:table-cell table:style-name="ce9" table:number-columns-repeated="5"/>
          <table:table-cell table:number-columns-repeated="1019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Login-0</text:p>
          </table:table-cell>
          <table:table-cell office:value-type="string" calcext:value-type="string">
            <text:p>Correctly logging into the account using a email address 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Reload the Login page </text:p>
          </table:table-cell>
          <table:table-cell office:value-type="string" calcext:value-type="string">
            <text:p>The page loads with the elements: </text:p>
            <text:p>*”Email or phone” field with the mouse cursor set in it</text:p>
            <text:p>* “Forgot email” link</text:p>
            <text:p>*”Learn more” link about Guest mode</text:p>
            <text:p>*”Create account” link</text:p>
            <text:p>*”Next” button</text:p>
            <text:p>*Language selection option </text:p>
            <text:p>*Help / Privacy / Terms tabs</text:p>
          </table:table-cell>
          <table:table-cell table:number-columns-repeated="1019"/>
        </table:table-row>
        <table:table-row table:style-name="ro5">
          <table:table-cell/>
          <table:table-cell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GmLogin-1</text:p>
          </table:table-cell>
          <table:table-cell office:value-type="string" calcext:value-type="string">
            <text:p>Password sent to database is salting </text:p>
          </table:table-cell>
          <table:table-cell table:style-name="ce9" office:value-type="string" calcext:value-type="string">
            <text:p>Preconditions</text:p>
          </table:table-cell>
          <table:table-cell table:style-name="ce9" office:value-type="string" calcext:value-type="string">
            <text:p>DevTools are opened </text:p>
          </table:table-cell>
          <table:table-cell table:style-name="ce9"/>
          <table:table-cell table:number-columns-repeated="1019"/>
        </table:table-row>
        <table:table-row table:style-name="ro6"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ogin to account with valid data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pen DevTools/Network/Payload </text:p>
          </table:table-cell>
          <table:table-cell table:style-name="ce9" office:value-type="string" calcext:value-type="string">
            <text:p>Password is salting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2</text:p>
          </table:table-cell>
          <table:table-cell office:value-type="string" calcext:value-type="string">
            <text:p>Correctly logging into the account using a phone 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enter a phone number assigned to registered email address</text:p>
          </table:table-cell>
          <table:table-cell office:value-type="string" calcext:value-type="string">
            <text:p>The phone number entered is displayed in the “Email or phone” field with the mouse cursor set in it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  <text:p>The message “Welcome <text:span text:style-name="T3">Your email address” </text:span><text:span text:style-name="T4">is show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3</text:p>
          </table:table-cell>
          <table:table-cell office:value-type="string" calcext:value-type="string">
            <text:p>Correctly logging into the account using a user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username (without @gmail.com) </text:p>
          </table:table-cell>
          <table:table-cell office:value-type="string" calcext:value-type="string">
            <text:p>The username entered is displayed in the “Email or phone” field with the mouse cursor set in it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  <text:p><text:span text:style-name="T5">The message “Welcome </text:span><text:span text:style-name="T6">Your email address” </text:span><text:span text:style-name="T7">is show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Login-4</text:p>
          </table:table-cell>
          <table:table-cell office:value-type="string" calcext:value-type="string">
            <text:p>Correctly logging into the account using a email address entered in capital let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using capital letters (in format USERNAME@GMAIL.COM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5</text:p>
          </table:table-cell>
          <table:table-cell office:value-type="string" calcext:value-type="string">
            <text:p>Correctly logging into the account using “Forgot email” feat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the “Forgot email?” link</text:p>
          </table:table-cell>
          <table:table-cell office:value-type="string" calcext:value-type="string">
            <text:p>You are directed to the Find your email page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a phone number <text:s/>assigned to registered email address</text:p>
          </table:table-cell>
          <table:table-cell office:value-type="string" calcext:value-type="string">
            <text:p>The number you entered is displayed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What’s your name page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te the form with the correct data (first and last name) </text:p>
          </table:table-cell>
          <table:table-cell office:value-type="string" calcext:value-type="string">
            <text:p>The data you entered is display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verification code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“Send” button </text:p>
          </table:table-cell>
          <table:table-cell office:value-type="string" calcext:value-type="string">
            <text:p>You are directed to the Enter the code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ter the code </text:p>
          </table:table-cell>
          <table:table-cell office:value-type="string" calcext:value-type="string">
            <text:p>The code is displayed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Password page</text:p>
            <text:p><text:span text:style-name="T5">The message “Welcome </text:span><text:span text:style-name="T6">Your email address” </text:span><text:span text:style-name="T7">is show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ter your password <text:s/></text:p>
          </table:table-cell>
          <table:table-cell office:value-type="string" calcext:value-type="string">
            <text:p>The password is displayed encrypted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<text:span text:style-name="T5">You are logged in to your mailbox </text:span></text:p>
            <text:p><text:span text:style-name="T5">The Inbox page is ope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6</text:p>
          </table:table-cell>
          <table:table-cell office:value-type="string" calcext:value-type="string">
            <text:p>Unable to login with a invalid pas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a invalid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not logged in to your mailbox </text:p>
            <text:p>The password page is still open</text:p>
            <text:p>The “Enter your password” field is highlighted in red</text:p>
            <text:p>The “Wrong password. Try again or click ‘Forgot password’ to reset it.” message is display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7</text:p>
          </table:table-cell>
          <table:table-cell office:value-type="string" calcext:value-type="string">
            <text:p>Entering the wrong password twice triggers the security proced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a invalid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not logged in to your mailbox </text:p>
            <text:p>The password page is still open</text:p>
            <text:p>The “Enter your password” field is highlighted in red</text:p>
            <text:p>The “Wrong password. Try again or click ‘Forgot password’ to reset it.” message is displayed.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a invalid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account recovery page</text:p>
            <text:p>The “To help keep your account safe, Google wants to make sure that it’s really you trying to sign in” message is shown.</text:p>
            <text:p>Google sent a notification to your phone. 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Login-8</text:p>
          </table:table-cell>
          <table:table-cell office:value-type="string" calcext:value-type="string">
            <text:p>Correctly logging into the account using the “Forgot password?”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ck on the “Forgot password?” link</text:p>
          </table:table-cell>
          <table:table-cell office:value-type="string" calcext:value-type="string">
            <text:p><text:span text:style-name="T5">You are directed to the account recovery page</text:span></text:p>
            <text:p><text:span text:style-name="T5">The “To help keep your account safe, Google wants to make sure that it’s really you trying to sign in” message is shown.</text:span></text:p>
            <text:p><text:span text:style-name="T5">Google sent a notification to your phone. </text:span>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nfirm recovering account on your phone</text:p>
          </table:table-cell>
          <table:table-cell office:value-type="string" calcext:value-type="string">
            <text:p>The welcome back page is open</text:p>
            <text:p>“You can update your password now if you've forgotten it.” message is shown. 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“Continue” button </text:p>
          </table:table-cell>
          <table:table-cell office:value-type="string" calcext:value-type="string">
            <text:p>The Security check-up page is open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“Continue to Gmail” button </text:p>
          </table:table-cell>
          <table:table-cell office:value-type="string" calcext:value-type="string">
            <text:p><text:span text:style-name="T5">You are logged in to your mailbox </text:span></text:p>
            <text:p><text:span text:style-name="T5">The Inbox page is ope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GmLogin-10</text:p>
          </table:table-cell>
          <table:table-cell office:value-type="string" calcext:value-type="string">
            <text:p>Using the Guest mode does not save your browsing history, cookies, and site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Chrome browser </text:p>
          </table:table-cell>
          <table:table-cell office:value-type="string" calcext:value-type="string">
            <text:p>The browser is open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 the top right, from Profile menu choose “Guest” </text:p>
          </table:table-cell>
          <table:table-cell office:value-type="string" calcext:value-type="string">
            <text:p>The guest mode is open</text:p>
            <text:p>The “You're browsing as a Guest” message is shown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o to the Gmail login page (<text:a xlink:href="https://accounts.google.com/v3/signin/identifier?dsh=S838992885%3A1682274759395337&amp;continue=https%3A%2F%2Fmail.google.com%2Fmail%2F&amp;ifkv=AQMjQ7SRn29AUbsFxofjZHu3Dz6S33IchD4wIFy9vPJcEg7Jii4GNZkcPXv6qgdH7WNrCjOgljkhkQ&amp;rip=1&amp;sacu=1&amp;service=mail&amp;flowName=GlifWebSignIn&amp;flowEntry=ServiceLogin" xlink:type="simple">https://accounts.google.com/v3/signin/identifier?dsh=S838992885%3A1682274759395337&amp;continue=https%3A%2F%2Fmail.google.com%2Fmail%2F&amp;ifkv=AQMjQ7SRn29AUbsFxofjZHu3Dz6S33IchD4wIFy9vPJcEg7Jii4GNZkcPXv6qgdH7WNrCjOgljkhkQ&amp;rip=1&amp;sacu=1&amp;service=mail&amp;flowName=GlifWebSignIn&amp;flowEntry=ServiceLogin</text:a>) </text:p>
          </table:table-cell>
          <table:table-cell office:value-type="string" calcext:value-type="string">
            <text:p>The page loads with the elements: </text:p>
            <text:p>*”Email or phone” field with the mouse cursor set in it</text:p>
            <text:p>* “Forgot email” link</text:p>
            <text:p>*”Learn more” link about Guest mode</text:p>
            <text:p>*”Create account” link</text:p>
            <text:p>*”Next” button</text:p>
            <text:p>*Language selection option </text:p>
            <text:p>*Help / Privacy / Terms tabs </text:p>
          </table:table-cell>
          <table:table-cell table:style-name="ce9"/>
          <table:table-cell table:number-columns-repeated="1018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style-name="ce9"/>
          <table:table-cell table:number-columns-repeated="1018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lose the window </text:p>
          </table:table-cell>
          <table:table-cell office:value-type="string" calcext:value-type="string">
            <text:p>The browser is clos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Open Chrome browser </text:p>
          </table:table-cell>
          <table:table-cell office:value-type="string" calcext:value-type="string">
            <text:p>The browser is open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Verify Your browsing history, cookies, and site data are not saved</text:p>
          </table:table-cell>
          <table:table-cell office:value-type="string" calcext:value-type="string">
            <text:p>Your browsing history, cookies, and site data are delet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GmLogin-11</text:p>
          </table:table-cell>
          <table:table-cell office:value-type="string" calcext:value-type="string">
            <text:p>The “Show password” functionality shows the decrypted passwor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lect “show password” </text:p>
          </table:table-cell>
          <table:table-cell office:value-type="string" calcext:value-type="string">
            <text:p>The checkbox is mark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a password</text:p>
          </table:table-cell>
          <table:table-cell office:value-type="string" calcext:value-type="string">
            <text:p>The password is displayed decrypt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12</text:p>
          </table:table-cell>
          <table:table-cell office:value-type="string" calcext:value-type="string">
            <text:p>All tabs redirect to the appropriate p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links on the page (Help, Privacy, Terms) </text:p>
          </table:table-cell>
          <table:table-cell office:value-type="string" calcext:value-type="string">
            <text:p>You are directed to the appropriate page which opens in new tab 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Login-13</text:p>
          </table:table-cell>
          <table:table-cell office:value-type="string" calcext:value-type="string">
            <text:p>The “Create account” link directs to the create account 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“Create account”</text:p>
          </table:table-cell>
          <table:table-cell office:value-type="string" calcext:value-type="string">
            <text:p>The drop-down menu opens with options: For my personal use, For my child, For work or my busines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 any option</text:p>
          </table:table-cell>
          <table:table-cell office:value-type="string" calcext:value-type="string">
            <text:p>Create your Google Account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14</text:p>
          </table:table-cell>
          <table:table-cell office:value-type="string" calcext:value-type="string">
            <text:p>You can change the language of the 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language option</text:p>
          </table:table-cell>
          <table:table-cell office:value-type="string" calcext:value-type="string">
            <text:p>The list of available languages drops dow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hoose any language </text:p>
          </table:table-cell>
          <table:table-cell office:value-type="string" calcext:value-type="string">
            <text:p>The website is translated correctly 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15</text:p>
          </table:table-cell>
          <table:table-cell office:value-type="string" calcext:value-type="string">
            <text:p>The tab key on the keyboard takes to the next fiel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Tab on the keyboard</text:p>
          </table:table-cell>
          <table:table-cell office:value-type="string" calcext:value-type="string">
            <text:p>The course is moved to the next fiel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16</text:p>
          </table:table-cell>
          <table:table-cell office:value-type="string" calcext:value-type="string">
            <text:p>Pressing the enter key on the keyboard activates the “Next” butt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with the mouse cursor set in it,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ress the enter on the keyboard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.00.0000</text:date>, <text:time style:data-style-name="N2" text:time-value="14:18:46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8T14:19:34.149000000</dc:date>
    <meta:editing-duration>PT1H58M54S</meta:editing-duration>
    <meta:editing-cycles>11</meta:editing-cycles>
    <meta:generator>LibreOffice/7.1.5.2$Windows_X86_64 LibreOffice_project/85f04e9f809797b8199d13c421bd8a2b025d52b5</meta:generator>
    <meta:document-statistic meta:table-count="1" meta:cell-count="323" meta:object-count="0"/>
  </office:meta>
</office:document-meta>
</file>